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fo:font-weight="bold" style:font-name-asian="Arial11" style:font-size-asian="11pt" style:font-weight-asian="bold" style:font-name-complex="Arial1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56" table:default-cell-style-name="ce38"/>
        <table:table-column table:style-name="co6" table:number-columns-repeated="3" table:default-cell-style-name="ce38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quand j'y penserai</text:p>
          </table:table-cell>
          <table:table-cell table:style-name="ce39" office:value-type="string" calcext:value-type="string">
            <text:p>как только, так сраз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3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et de quelle façon ?</text:p>
          </table:table-cell>
          <table:table-cell table:style-name="ce57" office:value-type="string" calcext:value-type="string">
            <text:p>а каким образом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9" office:value-type="string" calcext:value-type="string">
            <text:p>Anna ne se souvient plus, si elle a acheté le vin.</text:p>
          </table:table-cell>
          <table:table-cell table:style-name="ce4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el que</text:p>
          </table:table-cell>
          <table:table-cell table:style-name="ce39" office:value-type="string" calcext:value-type="string">
            <text:p>такой же как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omme</text:p>
          </table:table-cell>
          <table:table-cell table:style-name="ce39" office:value-type="string" calcext:value-type="string">
            <text:p>то же, чт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 office:value-type="float" office:value="2" calcext:value-type="float">
            <text:p>2</text:p>
          </table:table-cell>
          <table:table-cell table:style-name="ce42"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стало лучше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Default" table:number-columns-repeated="3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44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39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0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5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5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 table:number-rows-repeated="2">
          <table:table-cell table:style-name="ce50" table:number-columns-repeated="6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 table:number-rows-repeated="3">
          <table:table-cell table:style-name="ce50" table:number-columns-repeated="6"/>
          <table:table-cell table:number-columns-repeated="5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5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61"/>
        </table:table-row>
        <table:table-row table:style-name="ro1">
          <table:table-cell table:number-columns-repeated="2"/>
          <table:table-cell table:style-name="ce54"/>
          <table:table-cell table:number-columns-repeated="6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5" table:number-columns-repeated="3"/>
          <table:table-cell table:number-columns-repeated="6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 table:number-rows-repeated="1048339">
          <table:table-cell table:number-columns-repeated="64"/>
        </table:table-row>
        <table:table-row table:style-name="ro2" table:number-rows-repeated="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6:00:33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2T16:13:10.301000000</dc:date>
    <meta:editing-cycles>30</meta:editing-cycles>
    <meta:editing-duration>PT18H37M6S</meta:editing-duration>
    <meta:document-statistic meta:table-count="1" meta:cell-count="238" meta:object-count="0"/>
  </office:meta>
</office:document-meta>
</file>